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91000003EBAE98A240.png"/>
  <manifest:file-entry manifest:media-type="image/png" manifest:full-path="Pictures/100002010000033700000189DD41E14C.png"/>
  <manifest:file-entry manifest:media-type="image/png" manifest:full-path="Pictures/10000201000004D7000001D6904D85A8.png"/>
  <manifest:file-entry manifest:media-type="image/png" manifest:full-path="Pictures/10000201000002F0000001893E3E871E.png"/>
  <manifest:file-entry manifest:media-type="image/png" manifest:full-path="Pictures/10000201000002AD0000018988A529B3.png"/>
  <manifest:file-entry manifest:media-type="image/png" manifest:full-path="Pictures/10000201000003D2000003AEA5BA7EF6.png"/>
  <manifest:file-entry manifest:media-type="image/png" manifest:full-path="Pictures/10000201000003EC00000371C07618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0.111cm" svg:y="0.168cm" svg:width="17cm" svg:height="6.449cm" draw:z-index="0"><draw:image xlink:href="Pictures/10000201000004D7000001D6904D85A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x="0.111cm" svg:width="17cm" svg:height="8.883cm" draw:z-index="6"><draw:image xlink:href="Pictures/10000201000002F0000001893E3E871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2" text:anchor-type="paragraph" svg:width="17cm" svg:height="14.917cm" draw:z-index="5"><draw:image xlink:href="Pictures/10000201000003EC00000371C0761884.png" xlink:type="simple" xlink:show="embed" xlink:actuate="onLoad"/></draw:frame></text:p>
      <text:p text:style-name="P1"><draw:frame draw:style-name="fr3" draw:name="graphics4" text:anchor-type="paragraph" svg:width="17cm" svg:height="16.374cm" draw:z-index="1"><draw:image xlink:href="Pictures/10000201000003D2000003AEA5BA7EF6.png" xlink:type="simple" xlink:show="embed" xlink:actuate="onLoad"/></draw:frame></text:p>
      <text:p text:style-name="Standard"><draw:frame draw:style-name="fr1" draw:name="graphics5" text:anchor-type="paragraph" svg:x="0cm" svg:y="0cm" svg:width="17cm" svg:height="8.117cm" draw:z-index="2"><draw:image xlink:href="Pictures/100002010000033700000189DD41E14C.png" xlink:type="simple" xlink:show="embed" xlink:actuate="onLoad"/></draw:frame></text:p>
      <text:p text:style-name="Standard"><draw:frame draw:style-name="fr1" draw:name="graphics6" text:anchor-type="paragraph" svg:x="0cm" svg:y="0cm" svg:width="17cm" svg:height="18.676cm" draw:z-index="3"><draw:image xlink:href="Pictures/1000020100000391000003EBAE98A240.png" xlink:type="simple" xlink:show="embed" xlink:actuate="onLoad"/></draw:frame><text:soft-page-break/></text:p>
      <text:p text:style-name="Standard"/>
      <text:p text:style-name="Standard"/>
      <text:p text:style-name="Standard"/>
      <text:p text:style-name="P1"><draw:frame draw:style-name="fr3" draw:name="graphics7" text:anchor-type="paragraph" svg:width="17cm" svg:height="9.753cm" draw:z-index="4"><draw:image xlink:href="Pictures/10000201000002AD0000018988A529B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6-22T03:25:39.28</meta:creation-date>
    <meta:generator>OpenOffice/4.1.5$Win32 OpenOffice.org_project/415m1$Build-9789</meta:generator>
    <dc:date>2018-06-27T04:23:34.22</dc:date>
    <dc:creator>Mark Ferguson</dc:creator>
    <meta:editing-duration>PT26M10S</meta:editing-duration>
    <meta:editing-cycles>8</meta:editing-cycles>
    <meta:document-statistic meta:table-count="0" meta:image-count="7" meta:object-count="0" meta:page-count="5" meta:paragraph-count="0" meta:word-count="0" meta:character-count="0"/>
  </office:meta>
</office:document-meta>
</file>